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0" draw:master-page-name="Master1-Layout1-title-Diapositive-de-titre" presentation:presentation-page-layout-name="Master1-PPL1" draw:id="Slide-256">
        <draw:frame draw:id="id64" presentation:style-name="a363" draw:name="Titre 1" svg:x="1.75in" svg:y="2.61017in" svg:width="9.83333in" svg:height="1.8in" presentation:class="title" presentation:placeholder="false">
          <draw:text-box>
            <text:p text:style-name="a362" text:class-names="" text:cond-style-name=""><text:span text:style-name="a361" text:class-names="">Apprendre Python en programmant un Tic Tac Toe</text:span></text:p>
          </draw:text-box>
          <svg:title/>
          <svg:desc/>
        </draw:frame>
        <draw:frame draw:id="id65" presentation:style-name="a376" draw:name="Sous-titre 2" svg:x="2.9475in" svg:y="4.76in" svg:width="7.43833in" svg:height="1.35596in" presentation:class="subtitle" presentation:placeholder="false">
          <draw:text-box>
            <text:p text:style-name="a372" text:class-names="" text:cond-style-name=""><text:span text:style-name="a364" text:class-names=""><text:a xlink:href="https://github.com/AbdelmoAli" text:style-name="" text:visited-style-name="">Abdelmotalib Ali</text:a></text:span><text:span text:style-name="a365" text:class-names=""><text:s text:c="1"/>-<text:s text:c="1"/></text:span><text:span text:style-name="a366" text:class-names=""><text:a xlink:href="https://github.com/baguettte" text:style-name="" text:visited-style-name="">Briand Paul</text:a></text:span><text:span text:style-name="a367" text:class-names=""><text:s text:c="1"/>-<text:s text:c="1"/></text:span><text:span text:style-name="a368" text:class-names=""><text:a xlink:href="https://github.com/ylemzah" text:style-name="" text:visited-style-name="">Lemzah Yassine</text:a></text:span><text:span text:style-name="a369" text:class-names=""><text:s text:c="1"/>-<text:s text:c="1"/></text:span><text:span text:style-name="a370" text:class-names=""><text:a xlink:href="https://github.com/PVaub" text:style-name="" text:visited-style-name="">Vauboin Paul</text:a></text:span><text:span text:style-name="a371" text:class-names=""/></text:p>
            <text:p text:style-name="a375" text:class-names="" text:cond-style-name=""><text:span text:style-name="a373" text:class-names=""><text:a xlink:href="https://github.com/AbdelmoAli/Learn-to-code-Tictactoe" text:style-name="" text:visited-style-name="">https://github.com/AbdelmoAli/Learn-to-code-Tictactoe</text:a></text:span><text:span text:style-name="a374" text:class-names=""/></text:p>
          </draw:text-box>
          <svg:title/>
          <svg:desc/>
        </draw:frame>
      </draw:page>
      <draw:page draw:name="Slide2" draw:style-name="a377" draw:master-page-name="Master1-Layout2-obj-Titre-et-contenu" presentation:presentation-page-layout-name="Master1-PPL2" draw:id="Slide-257">
        <draw:frame draw:id="id66" presentation:style-name="a380" draw:name="Titre 1" svg:x="2.44in" svg:y="1.055in" svg:width="8.45333in" svg:height="1.3in" presentation:class="title" presentation:placeholder="false">
          <draw:text-box>
            <text:p text:style-name="a379" text:class-names="" text:cond-style-name=""><text:span text:style-name="a378" text:class-names="">Présentation du PROJET</text:span></text:p>
          </draw:text-box>
          <svg:title/>
          <svg:desc/>
        </draw:frame>
        <draw:frame draw:id="id67" presentation:style-name="a405" draw:name="Espace réservé du contenu 2" svg:x="2.44in" svg:y="2.885in" svg:width="8.45333in" svg:height="3.39237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Jeu éducatif pour apprendre à programmer;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Apprentissage par mise en pratique (learning by doing);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A destination des collégiens ou toute personne vraie débutante;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Découpage en 4 zones :</text:span></text:p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Une interface graphique du Tic Tac Toe;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Une zone avec le cours;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Une zone pour rentrer du code;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Une zone avec les erreurs du cod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06" draw:master-page-name="Master1-Layout2-obj-Titre-et-contenu" presentation:presentation-page-layout-name="Master1-PPL2" draw:id="Slide-258">
        <draw:frame draw:id="id68" presentation:style-name="a409" draw:name="Titre 1" svg:x="2.44in" svg:y="1.055in" svg:width="8.45333in" svg:height="1.3in" presentation:class="title" presentation:placeholder="false">
          <draw:text-box>
            <text:p text:style-name="a408" text:class-names="" text:cond-style-name=""><text:span text:style-name="a407" text:class-names="">Organisation du Projet</text:span></text:p>
          </draw:text-box>
          <svg:title/>
          <svg:desc/>
        </draw:frame>
        <draw:frame draw:id="id69" presentation:style-name="a431" draw:name="Espace réservé du contenu 2" svg:x="0.56351in" svg:y="3.05263in" svg:width="7.85754in" svg:height="3.39237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Division du code autour de 3 packages :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CodeChecker pour vérifier le code de l’utilisateur;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yntaxHighlighter pour mettre en couleur le code de l’utilisateur;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TicTacToe pour gérer le back-end (CLI) et le front-end (GUI) du jeu;</text:span></text:p>
                  </text:list-item>
                </text:list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Utilisation de la librairie Qt pour la fenêtre principale et le GUI du jeu.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MainWindow héritée de QMainWindow pour gérer la fenêtre principale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Division des tâches forte au début puis mise en commun et debug.</text:span></text:p>
              </text:list-item>
            </text:list>
          </draw:text-box>
          <svg:title/>
          <svg:desc/>
        </draw:frame>
        <draw:frame draw:id="id70" draw:style-name="a476" draw:name="Espace réservé du contenu 2" svg:x="8.64843in" svg:y="3.05263in" svg:width="4.1214in" svg:height="3.39237in">
          <draw:text-box>
            <text:p text:style-name="a433" text:class-names="" text:cond-style-name=""><text:span text:style-name="a432" text:class-names="">| CONTRIBUTING.md</text:span></text:p>
            <text:p text:style-name="a435" text:class-names="" text:cond-style-name=""><text:span text:style-name="a434" text:class-names="">| CODE_OF_CONDUCT.md</text:span></text:p>
            <text:p text:style-name="a437" text:class-names="" text:cond-style-name=""><text:span text:style-name="a436" text:class-names="">| README.md</text:span></text:p>
            <text:p text:style-name="a442" text:class-names="" text:cond-style-name=""><text:span text:style-name="a438" text:class-names="">|</text:span><text:span text:style-name="a439" text:class-names=""><text:s text:c="1"/></text:span><text:span text:style-name="a440" text:class-names="">LICENSE</text:span><text:span text:style-name="a441" text:class-names=""/></text:p>
            <text:p text:style-name="a444" text:class-names="" text:cond-style-name=""><text:span text:style-name="a443" text:class-names="">| requirements.txt</text:span></text:p>
            <text:p text:style-name="a447" text:class-names="" text:cond-style-name=""><text:span text:style-name="a445" text:class-names="">|<text:s text:c="1"/></text:span><text:span text:style-name="a446" text:class-names="">main.py</text:span></text:p>
            <text:p text:style-name="a449" text:class-names="" text:cond-style-name=""><text:span text:style-name="a448" text:class-names="">| src/</text:span></text:p>
            <text:p text:style-name="a451" text:class-names="" text:cond-style-name=""><text:span text:style-name="a450" text:class-names="">| __ MainWindow.py</text:span></text:p>
            <text:p text:style-name="a453" text:class-names="" text:cond-style-name=""><text:span text:style-name="a452" text:class-names="">| __ Code Checker/</text:span></text:p>
            <text:p text:style-name="a455" text:class-names="" text:cond-style-name=""><text:span text:style-name="a454" text:class-names="">| ______________ check_errors.py</text:span></text:p>
            <text:p text:style-name="a457" text:class-names="" text:cond-style-name=""><text:span text:style-name="a456" text:class-names="">| ______________ get_name_of_function.py</text:span></text:p>
            <text:p text:style-name="a461" text:class-names="" text:cond-style-name=""><text:span text:style-name="a458" text:class-names="">| __<text:s text:c="1"/></text:span><text:span text:style-name="a459" text:class-names="">SyntaxHighlighter</text:span><text:span text:style-name="a460" text:class-names="">/</text:span></text:p>
            <text:p text:style-name="a463" text:class-names="" text:cond-style-name=""><text:span text:style-name="a462" text:class-names="">| ________________ PythonHighlighter.py</text:span></text:p>
            <text:p text:style-name="a465" text:class-names="" text:cond-style-name=""><text:span text:style-name="a464" text:class-names="">| ________________ colors.py</text:span></text:p>
            <text:p text:style-name="a469" text:class-names="" text:cond-style-name=""><text:span text:style-name="a466" text:class-names="">| __<text:s text:c="1"/></text:span><text:span text:style-name="a467" text:class-names="">TicTacToe</text:span><text:span text:style-name="a468" text:class-names="">/</text:span></text:p>
            <text:p text:style-name="a471" text:class-names="" text:cond-style-name=""><text:span text:style-name="a470" text:class-names="">| __________ CLI.py</text:span></text:p>
            <text:p text:style-name="a473" text:class-names="" text:cond-style-name=""><text:span text:style-name="a472" text:class-names="">| __________ GUI.py</text:span></text:p>
            <text:p text:style-name="a475" text:class-names="" text:cond-style-name=""><text:span text:style-name="a474" text:class-names="">| __________ test_CLI.py</text:span></text:p>
          </draw:text-box>
          <svg:title/>
          <svg:desc/>
        </draw:frame>
      </draw:page>
      <draw:page draw:name="Slide4" draw:style-name="a477" draw:master-page-name="Master1-Layout2-obj-Titre-et-contenu" presentation:presentation-page-layout-name="Master1-PPL2" draw:id="Slide-259">
        <draw:frame draw:id="id71" presentation:style-name="a480" draw:name="Titre 1" svg:x="2.44in" svg:y="1.055in" svg:width="8.45333in" svg:height="1.3in" presentation:class="title" presentation:placeholder="false">
          <draw:text-box>
            <text:p text:style-name="a479" text:class-names="" text:cond-style-name=""><text:span text:style-name="a478" text:class-names="">Tests unitaires pour la CLI</text:span></text:p>
          </draw:text-box>
          <svg:title/>
          <svg:desc/>
        </draw:frame>
        <draw:frame draw:id="id72" presentation:style-name="a523" draw:name="Espace réservé du contenu 2" svg:x="2.44in" svg:y="2.885in" svg:width="8.45333in" svg:height="3.39237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Empty_grid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Reset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Switch_mark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Value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Is_empty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Is_full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Add_mark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Get_rows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Is_align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Has_winner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Get_winner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Test pour chacune de ces fonctions grâce au package pytest.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re et contenu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Titre de section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Deux contenus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a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re seu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Vide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u avec légende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Image avec légende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re et texte vertical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Titre vertical et texte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lis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11/2019</text:date></text:span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1.75in" svg:y="2.61017in" svg:width="9.83333in" svg:height="1.8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2.9475in" svg:y="4.76in" svg:width="7.43833in" svg:height="1.35596in" presentation:class="subtitle" presentation:placeholder="false">
        <draw:text-box>
          <text:p text:style-name="a39" text:class-names="" text:cond-style-name=""><text:span text:style-name="a37" text:class-names="">Modifiez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8.55362in" svg:y="6.82285in" svg:width="3.01153in" svg:height="0.354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11/2019</text:date></text:span></text:p>
        </draw:text-box>
        <svg:title/>
        <svg:desc/>
      </draw:frame>
      <draw:frame draw:id="id8" presentation:style-name="a47" draw:name="Footer Placeholder 4" svg:x="1.75in" svg:y="6.82in" svg:width="6.45362in" svg:height="0.3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11.7661in" svg:y="6.8in" svg:width="0.4in" svg:height="0.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2.44in" svg:y="1.055in" svg:width="8.45333in" svg:height="1.3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2.44in" svg:y="2.885in" svg:width="8.45333in" svg:height="3.3923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z pour 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6" svg:x="8.55362in" svg:y="6.82285in" svg:width="3.01153in" svg:height="0.354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11/2019</text:date></text:span></text:p>
        </draw:text-box>
        <svg:title/>
        <svg:desc/>
      </draw:frame>
      <draw:frame draw:id="id13" presentation:style-name="a79" draw:name="Footer Placeholder 7" svg:x="1.75in" svg:y="6.82in" svg:width="6.45362in" svg:height="0.3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1.75in" svg:y="2.61017in" svg:width="9.83333in" svg:height="1.8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2.9475in" svg:y="4.75991in" svg:width="7.43833in" svg:height="1.3835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11/2019</text:date></text:span></text:p>
        </draw:text-box>
        <svg:title/>
        <svg:desc/>
      </draw:frame>
      <draw:frame draw:id="id18" presentation:style-name="a98" draw:name="Footer Placeholder 4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11.7661in" svg:y="6.8in" svg:width="0.4in" svg:height="0.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z pour 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93167in" svg:y="2.885in" svg:width="4.67in" svg:height="3.392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7" svg:x="8.55362in" svg:y="6.82285in" svg:width="3.01153in" svg:height="0.354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11/2019</text:date></text:span></text:p>
        </draw:text-box>
        <svg:title/>
        <svg:desc/>
      </draw:frame>
      <draw:frame draw:id="id24" presentation:style-name="a147" draw:name="Footer Placeholder 8" svg:x="1.75in" svg:y="6.82in" svg:width="6.45362in" svg:height="0.3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72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z pour modifier les styles du texte du masque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Deuxièm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Cinquième niveau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9" draw:name="Content Placeholder 5" svg:x="6.93167in" svg:y="3.4375in" svg:width="4.65167in" svg:height="2.8398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quez pour modifier les styles du texte du masque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Deuxièm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Cinquième niveau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Text Placeholder 4" svg:x="6.93167in" svg:y="2.53in" svg:width="4.67in" svg:height="0.77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97" draw:name="Date Placeholder 6" svg:x="8.55362in" svg:y="6.82285in" svg:width="3.01153in" svg:height="0.3543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22/11/2019</text:date></text:span></text:p>
        </draw:text-box>
        <svg:title/>
        <svg:desc/>
      </draw:frame>
      <draw:frame draw:id="id31" presentation:style-name="a200" draw:name="Footer Placeholder 7" svg:x="1.75in" svg:y="6.82in" svg:width="6.45362in" svg:height="0.35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33" presentation:style-name="a207" draw:name="Title 9" svg:x="2.44in" svg:y="1.055in" svg:width="8.45333in" svg:height="1.3in" presentation:class="title" presentation:placeholder="false">
        <draw:text-box>
          <text:p text:style-name="a206" text:class-names="" text:cond-style-name=""><text:span text:style-name="a204" text:class-names="">Modifiez le style du titre</text:span><text:span text:style-name="a205" text:class-names=""/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2.44in" svg:y="1.055in" svg:width="8.45333in" svg:height="1.3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8.55362in" svg:y="6.82285in" svg:width="3.01153in" svg:height="0.354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11/2019</text:date></text:span></text:p>
        </draw:text-box>
        <svg:title/>
        <svg:desc/>
      </draw:frame>
      <draw:frame draw:id="id36" presentation:style-name="a219" draw:name="Footer Placeholder 3" svg:x="1.75in" svg:y="6.82in" svg:width="6.45362in" svg:height="0.3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8.55362in" svg:y="6.82285in" svg:width="3.01153in" svg:height="0.354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11/2019</text:date></text:span></text:p>
        </draw:text-box>
        <svg:title/>
        <svg:desc/>
      </draw:frame>
      <draw:frame draw:id="id39" presentation:style-name="a230" draw:name="Footer Placeholder 2" svg:x="1.75in" svg:y="6.82in" svg:width="6.45362in" svg:height="0.3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7661in" svg:y="6.8in" svg:width="0.4in" svg:height="0.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custom-shape svg:x="6.66667in" svg:y="0in" svg:width="6.66667in" svg:height="7.5in" draw:id="id41" draw:style-name="a237" draw:name="Rectangle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1" draw:name="Title 1" svg:x="0.88in" svg:y="2.45388in" svg:width="4.90667in" svg:height="1.24836in" presentation:class="title" presentation:placeholder="false">
        <draw:text-box>
          <text:p text:style-name="a240" text:class-names="" text:cond-style-name=""><text:span text:style-name="a238" text:class-names="">Modifiez le style du titre</text:span><text:span text:style-name="a239" text:class-names=""/></text:p>
        </draw:text-box>
        <svg:title/>
        <svg:desc/>
      </draw:frame>
      <draw:frame draw:id="id43" presentation:style-name="a258" draw:name="Content Placeholder 2" svg:x="7.36667in" svg:y="0.88in" svg:width="5.26667in" svg:height="5.74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z pour modifier les styles du texte du masque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Deuxième niveau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Cinquième niveau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2" draw:name="Text Placeholder 3" svg:x="1.22in" svg:y="3.88224in" svg:width="4.15in" svg:height="2.39943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quez pour modifier les styles du texte du masque</text:span></text:p>
            </text:list-item>
          </text:list>
        </draw:text-box>
        <svg:title/>
        <svg:desc/>
      </draw:frame>
      <draw:frame draw:id="id45" presentation:style-name="a266" draw:name="Date Placeholder 8" svg:x="8.55362in" svg:y="6.82285in" svg:width="3.01153in" svg:height="0.3543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22/11/2019</text:date></text:span></text:p>
        </draw:text-box>
        <svg:title/>
        <svg:desc/>
      </draw:frame>
      <draw:frame draw:id="id46" presentation:style-name="a269" draw:name="Footer Placeholder 9" svg:x="0.88in" svg:y="6.82in" svg:width="5.60455in" svg:height="0.3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7" presentation:style-name="a272" draw:name="Slide Number Placeholder 10" svg:x="11.7661in" svg:y="6.8in" svg:width="0.4in" svg:height="0.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3">
      <draw:frame draw:id="id48" presentation:style-name="a277" draw:name="Title 1" svg:x="0.88421in" svg:y="2.45388in" svg:width="4.91579in" svg:height="1.24086in" presentation:class="title" presentation:placeholder="false">
        <draw:text-box>
          <text:p text:style-name="a276" text:class-names="" text:cond-style-name=""><text:span text:style-name="a274" text:class-names="">Modifiez le style du titre</text:span><text:span text:style-name="a275" text:class-names=""/></text:p>
        </draw:text-box>
        <svg:title/>
        <svg:desc/>
      </draw:frame>
      <draw:frame draw:id="id49" presentation:style-name="a281" draw:name="Picture Placeholder 2" svg:x="6.66667in" svg:y="0in" svg:width="6.67333in" svg:height="7.5in" presentation:class="graphic" presentation:placeholder="false">
        <draw:text-box>
          <text:p text:style-name="a280" text:class-names="" text:cond-style-name=""><text:span text:style-name="a278" text:class-names="">Cliquez sur l'icône pour ajouter une image</text:span><text:span text:style-name="a279" text:class-names=""/></text:p>
        </draw:text-box>
        <svg:title/>
        <svg:desc/>
      </draw:frame>
      <draw:frame draw:id="id50" presentation:style-name="a285" draw:name="Text Placeholder 3" svg:x="1.22in" svg:y="3.88224in" svg:width="4.15in" svg:height="2.39943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289" draw:name="Date Placeholder 7" svg:x="8.55362in" svg:y="6.82285in" svg:width="3.01153in" svg:height="0.3543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22/11/2019</text:date></text:span></text:p>
        </draw:text-box>
        <svg:title/>
        <svg:desc/>
      </draw:frame>
      <draw:frame draw:id="id52" presentation:style-name="a292" draw:name="Footer Placeholder 8" svg:x="0.88in" svg:y="6.82in" svg:width="5.60455in" svg:height="0.3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3" presentation:style-name="a295" draw:name="Slide Number Placeholder 9" svg:x="11.7661in" svg:y="6.8in" svg:width="0.4in" svg:height="0.4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6">
      <draw:frame draw:id="id54" presentation:style-name="a300" draw:name="Title 1" svg:x="2.44in" svg:y="1.055in" svg:width="8.45333in" svg:height="1.3in" presentation:class="title" presentation:placeholder="false">
        <draw:text-box>
          <text:p text:style-name="a299" text:class-names="" text:cond-style-name=""><text:span text:style-name="a297" text:class-names="">Modifiez le style du titre</text:span><text:span text:style-name="a298" text:class-names=""/></text:p>
        </draw:text-box>
        <svg:title/>
        <svg:desc/>
      </draw:frame>
      <draw:frame draw:id="id55" presentation:style-name="a317" draw:name="Vertical Text Placeholder 2" svg:x="2.44in" svg:y="2.885in" svg:width="8.45333in" svg:height="3.3923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quez pour modifier les styles du texte du masque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Deuxième niveau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21" draw:name="Date Placeholder 3" svg:x="8.55362in" svg:y="6.82285in" svg:width="3.01153in" svg:height="0.3543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22/11/2019</text:date></text:span></text:p>
        </draw:text-box>
        <svg:title/>
        <svg:desc/>
      </draw:frame>
      <draw:frame draw:id="id57" presentation:style-name="a324" draw:name="Footer Placeholder 4" svg:x="1.75in" svg:y="6.82in" svg:width="6.45362in" svg:height="0.35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8" presentation:style-name="a327" draw:name="Slide Number Placeholder 5" svg:x="11.7661in" svg:y="6.8in" svg:width="0.4in" svg:height="0.4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8">
      <draw:frame draw:id="id59" presentation:style-name="a332" draw:name="Vertical Title 1" svg:x="9.46316in" svg:y="1.025in" svg:width="1.42017in" svg:height="5.45in" presentation:class="title" presentation:placeholder="false">
        <draw:text-box>
          <text:p text:style-name="a331" text:class-names="" text:cond-style-name=""><text:span text:style-name="a329" text:class-names="">Modifiez le style du titre</text:span><text:span text:style-name="a330" text:class-names=""/></text:p>
        </draw:text-box>
        <svg:title/>
        <svg:desc/>
      </draw:frame>
      <draw:frame draw:id="id60" presentation:style-name="a349" draw:name="Vertical Text Placeholder 2" svg:x="2.44in" svg:y="1.025in" svg:width="6.77875in" svg:height="5.45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z pour modifier les styles du texte du masque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Deuxième niveau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Cinquième niveau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3" draw:name="Date Placeholder 3" svg:x="8.55362in" svg:y="6.82285in" svg:width="3.01153in" svg:height="0.3543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22/11/2019</text:date></text:span></text:p>
        </draw:text-box>
        <svg:title/>
        <svg:desc/>
      </draw:frame>
      <draw:frame draw:id="id62" presentation:style-name="a356" draw:name="Footer Placeholder 4" svg:x="1.75in" svg:y="6.82in" svg:width="6.45362in" svg:height="0.35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3" presentation:style-name="a359" draw:name="Slide Number Placeholder 5" svg:x="11.7661in" svg:y="6.8in" svg:width="0.4in" svg:height="0.4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Python by coding a Tic Tac Toe game.</dc:title>
    <meta:initial-creator>Paul Vauboin</meta:initial-creator>
    <dc:creator>Paul Vauboin</dc:creator>
    <meta:creation-date>2019-11-21T21:02:06Z</meta:creation-date>
    <dc:date>2019-11-22T11:08:15Z</dc:date>
    <meta:template xlink:href="TM10001115%5b%5bfn=Colis%5d%5d" xlink:type="simple"/>
    <meta:editing-cycles>11</meta:editing-cycles>
    <meta:editing-duration>PT44785S</meta:editing-duration>
    <meta:document-statistic meta:paragraph-count="52" meta:word-count="313"/>
  </office:meta>
</office:document-meta>
</file>